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Mass [MeV/c^2]</text:p>
          </table:table-cell>
          <table:table-cell table:number-columns-repeated="5"/>
          <table:table-cell>
            <draw:frame table:end-cell-address="Sheet1.O29" table:end-x="0.1634in" table:end-y="0.1579in" draw:z-index="0" draw:style-name="gr1" svg:width="6.9004in" svg:height="5.1358in" svg:x="-1.4in" svg:y="0in">
              <draw:object draw:notify-on-update-of-ranges="Sheet1.A5:Sheet1.A54 Sheet1.B4:Sheet1.B4 Sheet1.B5:Sheet1.B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ergy [keV]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1-1/[.C5]^2)" office:value-type="float" office:value="0.194985414191175" calcext:value-type="float">
            <text:p/>
          </table:table-cell>
          <table:table-cell table:formula="of:=([.A5]*1000)/([.$A$2]*1000000) + 1" office:value-type="float" office:value="1.01956947162427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1-1/[.C6]^2)" office:value-type="float" office:value="0.271865648702351" calcext:value-type="float">
            <text:p/>
          </table:table-cell>
          <table:table-cell table:formula="of:=([.A6]*1000)/([.$A$2]*1000000) + 1" office:value-type="float" office:value="1.0391389432485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1-1/[.C7]^2)" office:value-type="float" office:value="0.328375866783031" calcext:value-type="float">
            <text:p/>
          </table:table-cell>
          <table:table-cell table:formula="of:=([.A7]*1000)/([.$A$2]*1000000) + 1" office:value-type="float" office:value="1.058708414872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1-1/[.C8]^2)" office:value-type="float" office:value="0.374059470867172" calcext:value-type="float">
            <text:p/>
          </table:table-cell>
          <table:table-cell table:formula="of:=([.A8]*1000)/([.$A$2]*1000000) + 1" office:value-type="float" office:value="1.0782778864970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1-1/[.C9]^2)" office:value-type="float" office:value="0.412685807586104" calcext:value-type="float">
            <text:p/>
          </table:table-cell>
          <table:table-cell table:formula="of:=([.A9]*1000)/([.$A$2]*1000000) + 1" office:value-type="float" office:value="1.0978473581213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1-1/[.C10]^2)" office:value-type="float" office:value="0.446224228488717" calcext:value-type="float">
            <text:p/>
          </table:table-cell>
          <table:table-cell table:formula="of:=([.A10]*1000)/([.$A$2]*1000000) + 1" office:value-type="float" office:value="1.117416829745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QRT(1-1/[.C11]^2)" office:value-type="float" office:value="0.475865485738109" calcext:value-type="float">
            <text:p/>
          </table:table-cell>
          <table:table-cell table:formula="of:=([.A11]*1000)/([.$A$2]*1000000) + 1" office:value-type="float" office:value="1.1369863013698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QRT(1-1/[.C12]^2)" office:value-type="float" office:value="0.502398472010711" calcext:value-type="float">
            <text:p/>
          </table:table-cell>
          <table:table-cell table:formula="of:=([.A12]*1000)/([.$A$2]*1000000) + 1" office:value-type="float" office:value="1.1565557729941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QRT(1-1/[.C13]^2)" office:value-type="float" office:value="0.526379753469447" calcext:value-type="float">
            <text:p/>
          </table:table-cell>
          <table:table-cell table:formula="of:=([.A13]*1000)/([.$A$2]*1000000) + 1" office:value-type="float" office:value="1.1761252446184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1-1/[.C14]^2)" office:value-type="float" office:value="0.548220432878698" calcext:value-type="float">
            <text:p/>
          </table:table-cell>
          <table:table-cell table:formula="of:=([.A14]*1000)/([.$A$2]*1000000) + 1" office:value-type="float" office:value="1.1956947162426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SQRT(1-1/[.C15]^2)" office:value-type="float" office:value="0.568234968050738" calcext:value-type="float">
            <text:p/>
          </table:table-cell>
          <table:table-cell table:formula="of:=([.A15]*1000)/([.$A$2]*1000000) + 1" office:value-type="float" office:value="1.2152641878669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QRT(1-1/[.C16]^2)" office:value-type="float" office:value="0.586670587710928" calcext:value-type="float">
            <text:p/>
          </table:table-cell>
          <table:table-cell table:formula="of:=([.A16]*1000)/([.$A$2]*1000000) + 1" office:value-type="float" office:value="1.23483365949119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SQRT(1-1/[.C17]^2)" office:value-type="float" office:value="0.603726009232965" calcext:value-type="float">
            <text:p/>
          </table:table-cell>
          <table:table-cell table:formula="of:=([.A17]*1000)/([.$A$2]*1000000) + 1" office:value-type="float" office:value="1.2544031311154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SQRT(1-1/[.C18]^2)" office:value-type="float" office:value="0.619563883479051" calcext:value-type="float">
            <text:p/>
          </table:table-cell>
          <table:table-cell table:formula="of:=([.A18]*1000)/([.$A$2]*1000000) + 1" office:value-type="float" office:value="1.2739726027397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QRT(1-1/[.C19]^2)" office:value-type="float" office:value="0.634319373471608" calcext:value-type="float">
            <text:p/>
          </table:table-cell>
          <table:table-cell table:formula="of:=([.A19]*1000)/([.$A$2]*1000000) + 1" office:value-type="float" office:value="1.29354207436399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SQRT(1-1/[.C20]^2)" office:value-type="float" office:value="0.648106249772966" calcext:value-type="float">
            <text:p/>
          </table:table-cell>
          <table:table-cell table:formula="of:=([.A20]*1000)/([.$A$2]*1000000) + 1" office:value-type="float" office:value="1.3131115459882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SQRT(1-1/[.C21]^2)" office:value-type="float" office:value="0.661021334329956" calcext:value-type="float">
            <text:p/>
          </table:table-cell>
          <table:table-cell table:formula="of:=([.A21]*1000)/([.$A$2]*1000000) + 1" office:value-type="float" office:value="1.3326810176125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SQRT(1-1/[.C22]^2)" office:value-type="float" office:value="0.673147812792393" calcext:value-type="float">
            <text:p/>
          </table:table-cell>
          <table:table-cell table:formula="of:=([.A22]*1000)/([.$A$2]*1000000) + 1" office:value-type="float" office:value="1.35225048923679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SQRT(1-1/[.C23]^2)" office:value-type="float" office:value="0.684557751383336" calcext:value-type="float">
            <text:p/>
          </table:table-cell>
          <table:table-cell table:formula="of:=([.A23]*1000)/([.$A$2]*1000000) + 1" office:value-type="float" office:value="1.3718199608610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QRT(1-1/[.C24]^2)" office:value-type="float" office:value="0.695314041873883" calcext:value-type="float">
            <text:p/>
          </table:table-cell>
          <table:table-cell table:formula="of:=([.A24]*1000)/([.$A$2]*1000000) + 1" office:value-type="float" office:value="1.3913894324853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SQRT(1-1/[.C25]^2)" office:value-type="float" office:value="0.705471927168347" calcext:value-type="float">
            <text:p/>
          </table:table-cell>
          <table:table-cell table:formula="of:=([.A25]*1000)/([.$A$2]*1000000) + 1" office:value-type="float" office:value="1.41095890410959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SQRT(1-1/[.C26]^2)" office:value-type="float" office:value="0.715080213886441" calcext:value-type="float">
            <text:p/>
          </table:table-cell>
          <table:table-cell table:formula="of:=([.A26]*1000)/([.$A$2]*1000000) + 1" office:value-type="float" office:value="1.4305283757338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SQRT(1-1/[.C27]^2)" office:value-type="float" office:value="0.724182247646712" calcext:value-type="float">
            <text:p/>
          </table:table-cell>
          <table:table-cell table:formula="of:=([.A27]*1000)/([.$A$2]*1000000) + 1" office:value-type="float" office:value="1.4500978473581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SQRT(1-1/[.C28]^2)" office:value-type="float" office:value="0.732816705890394" calcext:value-type="float">
            <text:p/>
          </table:table-cell>
          <table:table-cell table:formula="of:=([.A28]*1000)/([.$A$2]*1000000) + 1" office:value-type="float" office:value="1.46966731898239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QRT(1-1/[.C29]^2)" office:value-type="float" office:value="0.741018248613492" calcext:value-type="float">
            <text:p/>
          </table:table-cell>
          <table:table-cell table:formula="of:=([.A29]*1000)/([.$A$2]*1000000) + 1" office:value-type="float" office:value="1.48923679060665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SQRT(1-1/[.C30]^2)" office:value-type="float" office:value="0.748818057157937" calcext:value-type="float">
            <text:p/>
          </table:table-cell>
          <table:table-cell table:formula="of:=([.A30]*1000)/([.$A$2]*1000000) + 1" office:value-type="float" office:value="1.50880626223092" calcext:value-type="float">
            <text:p/>
          </table:table-cell>
          <table:table-cell table:number-columns-repeated="3"/>
          <table:table-cell>
            <draw:frame table:end-cell-address="Sheet1.O59" table:end-x="0.3685in" table:end-y="0.074in" draw:z-index="1" draw:style-name="gr1" svg:width="6.8976in" svg:height="5.135in" svg:x="-1.1921in" svg:y="0.0945in">
              <draw:object draw:notify-on-update-of-ranges="Sheet1.A5:Sheet1.A54 Sheet1.C4:Sheet1.C4 Sheet1.C5:Sheet1.C5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SQRT(1-1/[.C31]^2)" office:value-type="float" office:value="0.756244283881673" calcext:value-type="float">
            <text:p/>
          </table:table-cell>
          <table:table-cell table:formula="of:=([.A31]*1000)/([.$A$2]*1000000) + 1" office:value-type="float" office:value="1.52837573385519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SQRT(1-1/[.C32]^2)" office:value-type="float" office:value="0.763322430189303" calcext:value-type="float">
            <text:p/>
          </table:table-cell>
          <table:table-cell table:formula="of:=([.A32]*1000)/([.$A$2]*1000000) + 1" office:value-type="float" office:value="1.54794520547945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SQRT(1-1/[.C33]^2)" office:value-type="float" office:value="0.770075666464968" calcext:value-type="float">
            <text:p/>
          </table:table-cell>
          <table:table-cell table:formula="of:=([.A33]*1000)/([.$A$2]*1000000) + 1" office:value-type="float" office:value="1.5675146771037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SQRT(1-1/[.C34]^2)" office:value-type="float" office:value="0.776525104504749" calcext:value-type="float">
            <text:p/>
          </table:table-cell>
          <table:table-cell table:formula="of:=([.A34]*1000)/([.$A$2]*1000000) + 1" office:value-type="float" office:value="1.5870841487279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SQRT(1-1/[.C35]^2)" office:value-type="float" office:value="0.782690030820382" calcext:value-type="float">
            <text:p/>
          </table:table-cell>
          <table:table-cell table:formula="of:=([.A35]*1000)/([.$A$2]*1000000) + 1" office:value-type="float" office:value="1.60665362035225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SQRT(1-1/[.C36]^2)" office:value-type="float" office:value="0.78858810748582" calcext:value-type="float">
            <text:p/>
          </table:table-cell>
          <table:table-cell table:formula="of:=([.A36]*1000)/([.$A$2]*1000000) + 1" office:value-type="float" office:value="1.6262230919765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SQRT(1-1/[.C37]^2)" office:value-type="float" office:value="0.794235545886548" calcext:value-type="float">
            <text:p/>
          </table:table-cell>
          <table:table-cell table:formula="of:=([.A37]*1000)/([.$A$2]*1000000) + 1" office:value-type="float" office:value="1.6457925636007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SQRT(1-1/[.C38]^2)" office:value-type="float" office:value="0.799647257710353" calcext:value-type="float">
            <text:p/>
          </table:table-cell>
          <table:table-cell table:formula="of:=([.A38]*1000)/([.$A$2]*1000000) + 1" office:value-type="float" office:value="1.66536203522505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SQRT(1-1/[.C39]^2)" office:value-type="float" office:value="0.804836986716396" calcext:value-type="float">
            <text:p/>
          </table:table-cell>
          <table:table-cell table:formula="of:=([.A39]*1000)/([.$A$2]*1000000) + 1" office:value-type="float" office:value="1.6849315068493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SQRT(1-1/[.C40]^2)" office:value-type="float" office:value="0.80981742418474" calcext:value-type="float">
            <text:p/>
          </table:table-cell>
          <table:table-cell table:formula="of:=([.A40]*1000)/([.$A$2]*1000000) + 1" office:value-type="float" office:value="1.7045009784735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SQRT(1-1/[.C41]^2)" office:value-type="float" office:value="0.81460031044246" calcext:value-type="float">
            <text:p/>
          </table:table-cell>
          <table:table-cell table:formula="of:=([.A41]*1000)/([.$A$2]*1000000) + 1" office:value-type="float" office:value="1.72407045009785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SQRT(1-1/[.C42]^2)" office:value-type="float" office:value="0.819196524455991" calcext:value-type="float">
            <text:p/>
          </table:table-cell>
          <table:table-cell table:formula="of:=([.A42]*1000)/([.$A$2]*1000000) + 1" office:value-type="float" office:value="1.74363992172211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SQRT(1-1/[.C43]^2)" office:value-type="float" office:value="0.823616163150965" calcext:value-type="float">
            <text:p/>
          </table:table-cell>
          <table:table-cell table:formula="of:=([.A43]*1000)/([.$A$2]*1000000) + 1" office:value-type="float" office:value="1.7632093933463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SQRT(1-1/[.C44]^2)" office:value-type="float" office:value="0.827868611853559" calcext:value-type="float">
            <text:p/>
          </table:table-cell>
          <table:table-cell table:formula="of:=([.A44]*1000)/([.$A$2]*1000000) + 1" office:value-type="float" office:value="1.78277886497065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SQRT(1-1/[.C45]^2)" office:value-type="float" office:value="0.831962607028868" calcext:value-type="float">
            <text:p/>
          </table:table-cell>
          <table:table-cell table:formula="of:=([.A45]*1000)/([.$A$2]*1000000) + 1" office:value-type="float" office:value="1.80234833659491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SQRT(1-1/[.C46]^2)" office:value-type="float" office:value="0.835906292312018" calcext:value-type="float">
            <text:p/>
          </table:table-cell>
          <table:table-cell table:formula="of:=([.A46]*1000)/([.$A$2]*1000000) + 1" office:value-type="float" office:value="1.8219178082191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SQRT(1-1/[.C47]^2)" office:value-type="float" office:value="0.839707268679055" calcext:value-type="float">
            <text:p/>
          </table:table-cell>
          <table:table-cell table:formula="of:=([.A47]*1000)/([.$A$2]*1000000) + 1" office:value-type="float" office:value="1.84148727984344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SQRT(1-1/[.C48]^2)" office:value-type="float" office:value="0.843372639481161" calcext:value-type="float">
            <text:p/>
          </table:table-cell>
          <table:table-cell table:formula="of:=([.A48]*1000)/([.$A$2]*1000000) + 1" office:value-type="float" office:value="1.86105675146771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SQRT(1-1/[.C49]^2)" office:value-type="float" office:value="0.846909050962572" calcext:value-type="float">
            <text:p/>
          </table:table-cell>
          <table:table-cell table:formula="of:=([.A49]*1000)/([.$A$2]*1000000) + 1" office:value-type="float" office:value="1.8806262230919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SQRT(1-1/[.C50]^2)" office:value-type="float" office:value="0.850322728796113" calcext:value-type="float">
            <text:p/>
          </table:table-cell>
          <table:table-cell table:formula="of:=([.A50]*1000)/([.$A$2]*1000000) + 1" office:value-type="float" office:value="1.90019569471624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SQRT(1-1/[.C51]^2)" office:value-type="float" office:value="0.853619511097436" calcext:value-type="float">
            <text:p/>
          </table:table-cell>
          <table:table-cell table:formula="of:=([.A51]*1000)/([.$A$2]*1000000) + 1" office:value-type="float" office:value="1.91976516634051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SQRT(1-1/[.C52]^2)" office:value-type="float" office:value="0.856804878317458" calcext:value-type="float">
            <text:p/>
          </table:table-cell>
          <table:table-cell table:formula="of:=([.A52]*1000)/([.$A$2]*1000000) + 1" office:value-type="float" office:value="1.9393346379647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SQRT(1-1/[.C53]^2)" office:value-type="float" office:value="0.859883980360246" calcext:value-type="float">
            <text:p/>
          </table:table-cell>
          <table:table-cell table:formula="of:=([.A53]*1000)/([.$A$2]*1000000) + 1" office:value-type="float" office:value="1.95890410958904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QRT(1-1/[.C54]^2)" office:value-type="float" office:value="0.862861661229056" calcext:value-type="float">
            <text:p/>
          </table:table-cell>
          <table:table-cell table:formula="of:=([.A54]*1000)/([.$A$2]*1000000) + 1" office:value-type="float" office:value="1.97847358121331" calcext:value-type="float">
            <text:p/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3:16:24.635981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old </meta:initial-creator>
    <meta:creation-date>2012-09-17T16:59:44</meta:creation-date>
    <dc:date>2014-07-18T17:48:46.413747538</dc:date>
    <meta:editing-duration>PT7H25M27S</meta:editing-duration>
    <meta:editing-cycles>3</meta:editing-cycles>
    <meta:generator>LibreOffice/4.2.3.3$Linux_X86_64 LibreOffice_project/420m0$Build-3</meta:generator>
    <meta:document-statistic meta:table-count="3" meta:cell-count="1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28cm" svg:height="13.046cm" xlink:href=".." xlink:type="simple" chart:class="chart:scatter" chart:style-name="ch1">
        <chart:title svg:x="5.029cm" svg:y="0.396cm" chart:style-name="ch2">
          <text:p>Relativistic Parameters for Electrons</text:p>
        </chart:title>
        <chart:legend chart:legend-position="end" svg:x="15.66cm" svg:y="6.25cm" style:legend-expansion="high" chart:style-name="ch3"/>
        <chart:plot-area chart:style-name="ch4" table:cell-range-address="Sheet1.A5:Sheet1.B54 Sheet1.B4:Sheet1.B4" chart:data-source-has-labels="row" svg:x="1.137cm" svg:y="1.005cm" svg:width="14.022cm" svg:height="10.748cm">
          <chartooo:coordinate-region svg:x="1.785cm" svg:y="1.178cm" svg:width="13.134cm" svg:height="9.981cm"/>
          <chart:axis chart:dimension="x" chart:name="primary-x" chart:style-name="ch5">
            <chart:title svg:x="7.178cm" svg:y="12.013cm" chart:style-name="ch6">
              <text:p>Energy [keV]</text:p>
            </chart:title>
          </chart:axis>
          <chart:axis chart:dimension="y" chart:name="primary-y" chart:style-name="ch5">
            <chart:title svg:x="0.227cm" svg:y="7.508cm" chart:style-name="ch7">
              <text:p>Dimensionless</text:p>
            </chart:title>
            <chart:grid chart:style-name="ch8" chart:class="major"/>
          </chart:axis>
          <chart:series chart:style-name="ch9" chart:values-cell-range-address="Sheet1.B5:Sheet1.B54" chart:label-cell-address="Sheet1.B4:Sheet1.B4" chart:class="chart:scatter">
            <chart:domain table:cell-range-address="Sheet1.A5:Sheet1.A54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ta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5:Sheet1.A54</svg:desc>
                </draw:g>
              </table:table-cell>
              <table:table-cell office:value-type="float" office:value="0.194985414191175">
                <text:p>0.194985414191175</text:p>
                <draw:g>
                  <svg:desc>Sheet1.B5:Sheet1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71865648702351">
                <text:p>0.271865648702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28375866783031">
                <text:p>0.328375866783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374059470867172">
                <text:p>0.374059470867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12685807586104">
                <text:p>0.41268580758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446224228488717">
                <text:p>0.446224228488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475865485738109">
                <text:p>0.475865485738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502398472010711">
                <text:p>0.502398472010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526379753469447">
                <text:p>0.526379753469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48220432878698">
                <text:p>0.548220432878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568234968050738">
                <text:p>0.568234968050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586670587710928">
                <text:p>0.586670587710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603726009232965">
                <text:p>0.603726009232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619563883479051">
                <text:p>0.619563883479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34319373471608">
                <text:p>0.634319373471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648106249772966">
                <text:p>0.648106249772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661021334329956">
                <text:p>0.661021334329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673147812792393">
                <text:p>0.673147812792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684557751383336">
                <text:p>0.684557751383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695314041873883">
                <text:p>0.6953140418738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705471927168347">
                <text:p>0.705471927168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715080213886441">
                <text:p>0.715080213886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724182247646712">
                <text:p>0.724182247646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732816705890394">
                <text:p>0.732816705890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741018248613492">
                <text:p>0.741018248613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748818057157937">
                <text:p>0.748818057157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756244283881673">
                <text:p>0.756244283881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763322430189303">
                <text:p>0.763322430189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770075666464968">
                <text:p>0.770075666464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776525104504749">
                <text:p>0.776525104504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782690030820382">
                <text:p>0.782690030820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78858810748582">
                <text:p>0.78858810748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794235545886548">
                <text:p>0.794235545886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799647257710353">
                <text:p>0.799647257710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804836986716396">
                <text:p>0.804836986716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80981742418474">
                <text:p>0.80981742418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81460031044246">
                <text:p>0.81460031044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819196524455991">
                <text:p>0.819196524455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823616163150965">
                <text:p>0.8236161631509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827868611853559">
                <text:p>0.827868611853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831962607028868">
                <text:p>0.831962607028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835906292312018">
                <text:p>0.835906292312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839707268679055">
                <text:p>0.839707268679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843372639481161">
                <text:p>0.843372639481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846909050962572">
                <text:p>0.8469090509625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850322728796113">
                <text:p>0.850322728796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853619511097436">
                <text:p>0.853619511097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856804878317458">
                <text:p>0.856804878317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859883980360246">
                <text:p>0.859883980360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862861661229056">
                <text:p>0.862861661229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21cm" svg:height="13.044cm" xlink:href=".." xlink:type="simple" chart:class="chart:scatter" chart:style-name="ch1">
        <chart:title svg:x="5.025cm" svg:y="0.396cm" chart:style-name="ch2">
          <text:p>Relativistic Parameters for Electrons</text:p>
        </chart:title>
        <chart:legend chart:legend-position="end" svg:x="15.256cm" svg:y="6.249cm" style:legend-expansion="high" chart:style-name="ch3"/>
        <chart:plot-area chart:style-name="ch4" table:cell-range-address="Sheet1.A5:Sheet1.A54 Sheet1.C4:Sheet1.C54" chart:data-source-has-labels="row" svg:x="1.137cm" svg:y="1.005cm" svg:width="14.016cm" svg:height="10.746cm">
          <chartooo:coordinate-region svg:x="1.785cm" svg:y="1.178cm" svg:width="13.128cm" svg:height="9.979cm"/>
          <chart:axis chart:dimension="x" chart:name="primary-x" chart:style-name="ch5">
            <chart:title svg:x="7.175cm" svg:y="12.011cm" chart:style-name="ch6">
              <text:p>Energy [keV]</text:p>
            </chart:title>
          </chart:axis>
          <chart:axis chart:dimension="y" chart:name="primary-y" chart:style-name="ch7">
            <chart:title svg:x="0.227cm" svg:y="7.507cm" chart:style-name="ch8">
              <text:p>Dimensionless</text:p>
            </chart:title>
            <chart:grid chart:style-name="ch9" chart:class="major"/>
          </chart:axis>
          <chart:series chart:style-name="ch10" chart:values-cell-range-address="Sheet1.C5:Sheet1.C54" chart:label-cell-address="Sheet1.C4:Sheet1.C4" chart:class="chart:scatter">
            <chart:domain table:cell-range-address="Sheet1.A5:Sheet1.A54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mma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5:Sheet1.A54</svg:desc>
                </draw:g>
              </table:table-cell>
              <table:table-cell office:value-type="float" office:value="1.01956947162427">
                <text:p>1.01956947162427</text:p>
                <draw:g>
                  <svg:desc>Sheet1.C5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03913894324853">
                <text:p>1.03913894324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0587084148728">
                <text:p>1.0587084148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07827788649706">
                <text:p>1.07827788649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09784735812133">
                <text:p>1.09784735812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1174168297456">
                <text:p>1.117416829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13698630136986">
                <text:p>1.13698630136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15655577299413">
                <text:p>1.15655577299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1761252446184">
                <text:p>1.1761252446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19569471624266">
                <text:p>1.19569471624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.21526418786693">
                <text:p>1.21526418786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.23483365949119">
                <text:p>1.23483365949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.25440313111546">
                <text:p>1.25440313111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.27397260273973">
                <text:p>1.27397260273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.29354207436399">
                <text:p>1.29354207436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.31311154598826">
                <text:p>1.31311154598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33268101761252">
                <text:p>1.33268101761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35225048923679">
                <text:p>1.35225048923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37181996086106">
                <text:p>1.37181996086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.39138943248532">
                <text:p>1.39138943248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.41095890410959">
                <text:p>1.41095890410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.43052837573386">
                <text:p>1.43052837573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.45009784735812">
                <text:p>1.45009784735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.46966731898239">
                <text:p>1.46966731898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.48923679060665">
                <text:p>1.48923679060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.50880626223092">
                <text:p>1.508806262230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.52837573385519">
                <text:p>1.52837573385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.54794520547945">
                <text:p>1.54794520547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.56751467710372">
                <text:p>1.56751467710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58708414872798">
                <text:p>1.587084148727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.60665362035225">
                <text:p>1.60665362035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.62622309197652">
                <text:p>1.626223091976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.64579256360078">
                <text:p>1.645792563600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.66536203522505">
                <text:p>1.66536203522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.68493150684932">
                <text:p>1.684931506849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.70450097847358">
                <text:p>1.704500978473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.72407045009785">
                <text:p>1.72407045009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.74363992172211">
                <text:p>1.74363992172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.76320939334638">
                <text:p>1.76320939334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.78277886497065">
                <text:p>1.78277886497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.80234833659491">
                <text:p>1.80234833659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.82191780821918">
                <text:p>1.82191780821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.84148727984344">
                <text:p>1.84148727984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.86105675146771">
                <text:p>1.86105675146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.88062622309198">
                <text:p>1.88062622309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.90019569471624">
                <text:p>1.90019569471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.91976516634051">
                <text:p>1.91976516634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.93933463796478">
                <text:p>1.93933463796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.95890410958904">
                <text:p>1.95890410958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.97847358121331">
                <text:p>1.97847358121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